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bcc"/>
    </style:style>
    <style:style style:name="P2" style:family="paragraph" style:parent-style-name="Standard">
      <style:text-properties officeooo:rsid="00096bcc" officeooo:paragraph-rsid="00096bcc"/>
    </style:style>
    <style:style style:name="P3" style:family="paragraph" style:parent-style-name="Standard">
      <style:text-properties officeooo:rsid="0009b230" officeooo:paragraph-rsid="0009b230"/>
    </style:style>
    <style:style style:name="P4" style:family="paragraph" style:parent-style-name="Standard">
      <style:text-properties officeooo:rsid="000ae437" officeooo:paragraph-rsid="000ae437"/>
    </style:style>
    <style:style style:name="P5" style:family="paragraph" style:parent-style-name="Standard">
      <style:text-properties officeooo:rsid="000c2778" officeooo:paragraph-rsid="000c2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orian Mosnier</text:p>
      <text:p text:style-name="P5">2A G2 P49</text:p>
      <text:p text:style-name="P1"/>
      <text:p text:style-name="P1">Partie 2 : Analyse du valorisé troupeau</text:p>
      <text:p text:style-name="P1"/>
      <text:p text:style-name="P2">1) Il y a eu 72 vaches contrôlées sur les 91 vaches présentes dans le troupeau</text:p>
      <text:p text:style-name="P2"/>
      <text:p text:style-name="P2">2) Le taux de renouvellement est de 35 %</text:p>
      <text:p text:style-name="P2"/>
      <text:p text:style-name="P2">3) Les points forts sont le faible nombre de leucocytes (128) avec un lait par vache de 33 kg par jour.</text:p>
      <text:p text:style-name="P2">Le TB est très élevé (44,7g/kg) ce qui peut être vu comme un point fort mais qui devient un problème à cause d’un TP faible (31,4 g/kg)</text:p>
      <text:p text:style-name="P2"/>
      <text:p text:style-name="P3">4) Les vêlages sont répartis sur toute l’année car, il y a plus ou moins de vaches dans chaque catégorie. On voit cependant qu’il y en a beaucoup entre 100-200 jours, les vêlages sont un peu regroupés, mais comme dans chaque catégorie, il y a des vaches, on peut donc dire que les vêlages sont bien répartis sur l’année.</text:p>
      <text:p text:style-name="P3">Au niveau reproduction, il faut faire attention à bien mettre à la repro les vaches, mais comme elles produisent beaucoup de lait, il va y avoir du mal pour que les vaches reprennent de l’état, il faudra donc concentrer la ration.</text:p>
      <text:p text:style-name="P3"/>
      <text:p text:style-name="P3">5) On aura un pic à 45-60 jours avec 38,6kg de lait, et on redescend au fil du temps avec 34,9kg/j à 150 jours et 26,7kg/j à plus de 200 jours.</text:p>
      <text:p text:style-name="P3"/>
      <text:p text:style-name="P3">6) Il y a des problèmes nutritionnels car le taux de TB / Tp est beaucoup trop élevé, de plus, on voit un taux très élevé de TB mais une faible valeur de TP.</text:p>
      <text:p text:style-name="P3">D’après les alertes alimentations, il ya 30 vaches sur 71 qui ont un TB/TP ≥ 1,5, ce qui dénote un problème alimentaire.</text:p>
      <text:p text:style-name="P4">Il y a aussi 4 vaches en acidose, ce qui peut sembler surprenant, puisque l’on a un problème contraire.</text:p>
      <text:p text:style-name="P3">Il manque l’indicateur d’urée dans le lait pour être plus précis.</text:p>
      <text:p text:style-name="P3"/>
      <text:p text:style-name="P4">7) Il n’y a pas de problèmes au niveau de la santé de la mamelle du troupeau, 96 % des primipares sont inférieurs à 300 000 leucocytes / ml quand au multipares, ce taux reste stable dans le temps et élevé (90%).</text:p>
      <text:p text:style-name="P4">Il n’y a donc pas de problèmes au niveau de la traite.</text:p>
      <text:p text:style-name="P4">Il y a peu de vaches vraiment infectées (&gt; 800 000 leuco /mL)</text:p>
      <text:p text:style-name="P4">Le nombre de leucocyte global a aussi baissé passant de 158 le contrôle précédanr à 128 cette fois-ci.</text:p>
      <text:p text:style-name="P4"/>
      <text:p text:style-name="P4">8) Il faut améliorer la richesse en Azote de la ration pour avoir un meilleur TP dans le lait, et des vaches qui auraient un rapport TB/TP plus faible et donc moins puiser les réserves de la vache.</text:p>
      <text:p text:style-name="P4"/>
      <text:p text:style-name="P4">Les vaches qui ont trop de cellules doivent être séparés et mise au pot. Ceci évitera le taux très important de cellules lors du contrôle. De plus, il y a des pénalités économiques si il y a trop de cellules dans le lait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20:27:03.992000000</meta:creation-date>
    <dc:date>2018-02-03T20:59:19.512000000</dc:date>
    <meta:editing-duration>PT9M37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0" meta:word-count="468" meta:character-count="2403" meta:non-whitespace-character-count="1955"/>
  </office:meta>
</office:document-meta>
</file>